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6A000000F20F4B1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4cm" svg:height="2.2cm" svg:x="4cm" svg:y="2.85cm">
          <text:p/>
        </draw:rect>
        <draw:connector draw:style-name="gr2" draw:text-style-name="P1" draw:layer="layout" svg:x1="4cm" svg:y1="3.95cm" svg:x2="1.566cm" svg:y2="3.953cm" draw:start-shape="id1" draw:start-glue-point="3" svg:d="m4000 3950h-1467v3h-967">
          <text:p/>
        </draw:connector>
        <draw:g>
          <draw:frame draw:style-name="gr3" draw:text-style-name="P1" draw:layer="layout" svg:width="9.578cm" svg:height="6.403cm" svg:x="9.975cm" svg:y="2.75cm">
            <draw:image xlink:href="Pictures/100000000000016A000000F20F4B1A2B.png" xlink:type="simple" xlink:show="embed" xlink:actuate="onLoad">
              <text:p/>
            </draw:image>
          </draw:frame>
          <draw:frame draw:style-name="gr4" draw:text-style-name="P3" draw:layer="layout" svg:width="1.641cm" svg:height="0.734cm" svg:x="13.881cm" svg:y="8.742cm">
            <draw:text-box>
              <text:p text:style-name="P2"><text:span text:style-name="T1">Время</text:span></text:p>
            </draw:text-box>
          </draw:frame>
          <draw:frame draw:style-name="gr4" draw:text-style-name="P3" draw:layer="layout" svg:width="2.5cm" svg:height="0.734cm" draw:transform="rotate (1.59418373877132) translate (9.258cm 6.842cm)">
            <draw:text-box>
              <text:p text:style-name="P2"><text:span text:style-name="T1">Амплитуда</text:span></text:p>
            </draw:text-box>
          </draw:frame>
          <draw:line draw:style-name="gr5" draw:text-style-name="P1" draw:layer="layout" svg:x1="11.653cm" svg:y1="3.75cm" svg:x2="11.453cm" svg:y2="5.1cm">
            <text:p/>
          </draw:line>
          <draw:line draw:style-name="gr5" draw:text-style-name="P1" draw:layer="layout" svg:x1="14.103cm" svg:y1="6.05cm" svg:x2="13.203cm" svg:y2="4.6cm">
            <text:p/>
          </draw:line>
          <draw:frame draw:style-name="gr6" draw:text-style-name="P4" draw:layer="layout" svg:width="2.631cm" svg:height="1.217cm" svg:x="13.803cm" svg:y="5.933cm">
            <draw:text-box>
              <text:p><text:span text:style-name="T2">Перегрузка </text:span></text:p>
              <text:p><text:span text:style-name="T2">по наклону</text:span></text:p>
            </draw:text-box>
          </draw:frame>
          <draw:frame draw:style-name="gr6" draw:text-style-name="P4" draw:layer="layout" svg:width="3.393cm" svg:height="0.734cm" svg:x="10.403cm" svg:y="3cm">
            <draw:text-box>
              <text:p><text:span text:style-name="T2">Шум дробления</text:span></text:p>
            </draw:text-box>
          </draw:frame>
          <draw:line draw:style-name="gr5" draw:text-style-name="P1" draw:layer="layout" svg:x1="14.503cm" svg:y1="6.1cm" svg:x2="15.453cm" svg:y2="5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7M8S</meta:editing-duration>
    <meta:editing-cycles>6</meta:editing-cycles>
    <meta:generator>OpenOffice.org/3.3$Win32 OpenOffice.org_project/330m20$Build-9567</meta:generator>
    <dc:date>2012-01-07T22:42:45.24</dc:date>
    <meta:document-statistic meta:object-count="11"/>
  </office:meta>
</office:document-meta>
</file>